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6c79" officeooo:paragraph-rsid="00116c79" style:font-size-asian="15.75pt" style:font-size-complex="18pt"/>
    </style:style>
    <style:style style:name="P2" style:family="paragraph" style:parent-style-name="Standard">
      <style:text-properties fo:font-size="18pt" officeooo:rsid="0013126d" officeooo:paragraph-rsid="0013126d" style:font-size-asian="15.75pt" style:font-size-complex="18pt"/>
    </style:style>
    <style:style style:name="P3" style:family="paragraph" style:parent-style-name="Standard">
      <style:text-properties fo:font-size="18pt" officeooo:rsid="00141711" officeooo:paragraph-rsid="0013126d" style:font-size-asian="15.75pt" style:font-size-complex="18pt"/>
    </style:style>
    <style:style style:name="P4" style:family="paragraph" style:parent-style-name="Standard">
      <style:text-properties fo:font-size="12pt" officeooo:rsid="00116c79" officeooo:paragraph-rsid="00116c79" style:font-size-asian="10.5pt" style:font-size-complex="12pt"/>
    </style:style>
    <style:style style:name="P5" style:family="paragraph" style:parent-style-name="Standard">
      <style:text-properties fo:font-size="12pt" officeooo:rsid="0013126d" officeooo:paragraph-rsid="0013126d" style:font-size-asian="10.5pt" style:font-size-complex="12pt"/>
    </style:style>
    <style:style style:name="P6" style:family="paragraph" style:parent-style-name="Standard">
      <style:text-properties fo:font-size="12pt" officeooo:rsid="00156f8f" officeooo:paragraph-rsid="00156f8f" style:font-size-asian="10.5pt" style:font-size-complex="12pt"/>
    </style:style>
    <style:style style:name="T1" style:family="text">
      <style:text-properties officeooo:rsid="0013126d"/>
    </style:style>
    <style:style style:name="T2" style:family="text">
      <style:text-properties officeooo:rsid="00141711"/>
    </style:style>
    <style:style style:name="T3" style:family="text">
      <style:text-properties officeooo:rsid="00156f8f"/>
    </style:style>
    <style:style style:name="T4" style:family="text">
      <style:text-properties officeooo:rsid="00163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nit Tests:</text:p>
      <text:p text:style-name="P6">For instructions on running tests, refer to the Development Manual.</text:p>
      <text:p text:style-name="P4"/>
      <text:p text:style-name="P4"><text:span text:style-name="T4">There are </text:span>currently 148 tests in all the test classes and the current test classes <text:span text:style-name="T4">are</text:span>:</text:p>
      <text:p text:style-name="P4">BoardTest-<text:span text:style-name="T1">13 tests</text:span></text:p>
      <text:p text:style-name="P4">CatTest-<text:span text:style-name="T1">2 tests</text:span></text:p>
      <text:p text:style-name="P4">DenTest-<text:span text:style-name="T1">1 test</text:span></text:p>
      <text:p text:style-name="P4">DogTest-<text:span text:style-name="T1">2 tests</text:span></text:p>
      <text:p text:style-name="P4">ElephantTest-<text:span text:style-name="T1">2 tests</text:span></text:p>
      <text:p text:style-name="P4">GameTest-<text:span text:style-name="T1">74 tests</text:span></text:p>
      <text:p text:style-name="P4">JumpTest-<text:span text:style-name="T1">1 test</text:span></text:p>
      <text:p text:style-name="P4">LeopardTest-<text:span text:style-name="T1">2 tests</text:span></text:p>
      <text:p text:style-name="P4">LionTest-<text:span text:style-name="T1">2 tests</text:span></text:p>
      <text:p text:style-name="P4">LocationTest-<text:span text:style-name="T1">1 test</text:span></text:p>
      <text:p text:style-name="P4">OpenTest-<text:span text:style-name="T1">1 test</text:span></text:p>
      <text:p text:style-name="P4">PieceTest-<text:span text:style-name="T1">10 tests</text:span></text:p>
      <text:p text:style-name="P4">PlayerTest-<text:span text:style-name="T1">10 tests</text:span></text:p>
      <text:p text:style-name="P4">RatTest-<text:span text:style-name="T1">8 tests</text:span></text:p>
      <text:p text:style-name="P4">RiverTest-<text:span text:style-name="T1">1 test</text:span></text:p>
      <text:p text:style-name="P4">TigerTest-<text:span text:style-name="T1">8 tests</text:span></text:p>
      <text:p text:style-name="P4">TileTest-<text:span text:style-name="T1">1 test</text:span></text:p>
      <text:p text:style-name="P4">TrapTest-<text:span text:style-name="T1">1 test</text:span></text:p>
      <text:p text:style-name="P4">WolfTest-<text:span text:style-name="T1">8 tests</text:span></text:p>
      <text:p text:style-name="P4"/>
      <text:p text:style-name="P2">Travis CI:</text:p>
      <text:p text:style-name="P5">Travis Continuous Integration <text:span text:style-name="T4">is used to check that all code compiles before it is merged with the master branch.</text:span></text:p>
      <text:p text:style-name="P5"/>
      <text:p text:style-name="P2"><text:span text:style-name="T3">G</text:span>UI Tests:</text:p>
      <text:p text:style-name="P6">The GUI is functionally working and manually tested; <text:span text:style-name="T4">however,</text:span> <text:span text:style-name="T4">t</text:span>here are currently no unit tests <text:span text:style-name="T4">for the GUI code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38:47.123741429</meta:creation-date>
    <dc:date>2018-11-06T13:26:42.325419068</dc:date>
    <meta:editing-duration>PT10M4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26" meta:word-count="108" meta:character-count="726" meta:non-whitespace-character-count="644"/>
  </office:meta>
</office:document-meta>
</file>